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b8ff" draw:textarea-horizontal-align="center" draw:textarea-vertical-align="middle"/>
    </style:style>
    <style:style style:name="gr4" style:family="graphic" style:parent-style-name="standard">
      <style:graphic-properties draw:fill="solid" draw:fill-color="#94bd5e" draw:textarea-horizontal-align="center" draw:textarea-vertical-align="middle"/>
    </style:style>
    <style:style style:name="gr5" style:family="graphic" style:parent-style-name="standard">
      <style:graphic-properties draw:stroke="solid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0% 100%" fo:font-size="12pt" style:font-size-asian="18pt" style:font-size-complex="18pt"/>
    </style:style>
    <style:style style:name="P3" style:family="paragraph">
      <style:text-properties fo:font-size="10pt" style:font-size-asian="18pt" style:font-size-complex="18pt"/>
    </style:style>
    <style:style style:name="P4" style:family="paragraph">
      <style:paragraph-properties fo:text-align="center"/>
      <style:text-properties fo:font-size="8pt" style:font-size-asian="18pt" style:font-size-complex="18pt"/>
    </style:style>
    <style:style style:name="P5" style:family="paragraph">
      <style:paragraph-properties fo:text-align="center"/>
      <style:text-properties fo:color="#808080"/>
    </style:style>
    <style:style style:name="T1" style:family="text">
      <style:text-properties style:text-position="0% 100%"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id="id1" draw:layer="layout" svg:width="2.268cm" svg:height="1.134cm" svg:x="7.914cm" svg:y="3.163cm">
          <text:p/>
        </draw:rect>
        <draw:rect draw:style-name="gr2" draw:text-style-name="P2" draw:layer="layout" svg:width="2.268cm" svg:height="0.539cm" svg:x="7.914cm" svg:y="2.624cm">
          <text:p text:style-name="P1"><text:span text:style-name="T1">Manager</text:span></text:p>
        </draw:rect>
        <draw:rect draw:style-name="gr1" draw:text-style-name="P1" draw:id="id2" draw:layer="layout" svg:width="2.581cm" svg:height="1.134cm" svg:x="11.884cm" svg:y="1.844cm">
          <text:p/>
        </draw:rect>
        <draw:rect draw:style-name="gr3" draw:text-style-name="P2" draw:layer="layout" svg:width="2.581cm" svg:height="0.539cm" svg:x="11.884cm" svg:y="1.305cm">
          <text:p text:style-name="P1"><text:span text:style-name="T1">Module</text:span></text:p>
        </draw:rect>
        <draw:rect draw:style-name="gr1" draw:text-style-name="P1" draw:id="id3" draw:layer="layout" svg:width="2.581cm" svg:height="1.133cm" svg:x="11.884cm" svg:y="4.16cm">
          <text:p/>
        </draw:rect>
        <draw:rect draw:style-name="gr3" draw:text-style-name="P2" draw:layer="layout" svg:width="2.581cm" svg:height="0.54cm" svg:x="11.884cm" svg:y="3.62cm">
          <text:p text:style-name="P1"><text:span text:style-name="T1">Module</text:span></text:p>
        </draw:rect>
        <draw:rect draw:style-name="gr1" draw:text-style-name="P1" draw:id="id4" draw:layer="layout" svg:width="2.581cm" svg:height="1.134cm" svg:x="11.884cm" svg:y="6.32cm">
          <text:p/>
        </draw:rect>
        <draw:rect draw:style-name="gr3" draw:text-style-name="P2" draw:layer="layout" svg:width="2.581cm" svg:height="0.539cm" svg:x="11.884cm" svg:y="5.781cm">
          <text:p text:style-name="P1"><text:span text:style-name="T1">Module</text:span></text:p>
        </draw:rect>
        <draw:rect draw:style-name="gr4" draw:text-style-name="P1" draw:id="id5" draw:layer="layout" svg:width="1.928cm" svg:height="1.673cm" svg:x="4.668cm" svg:y="2.624cm">
          <text:p text:style-name="P1">G U I </text:p>
        </draw:rect>
        <draw:connector draw:style-name="gr5" draw:text-style-name="P1" draw:layer="layout" draw:type="line" svg:x1="10.182cm" svg:y1="3.73cm" svg:x2="11.884cm" svg:y2="2.411cm" draw:start-shape="id1" draw:start-glue-point="1" draw:end-shape="id2" draw:end-glue-point="3" svg:d="m10182 3730 1702-1319">
          <text:p/>
        </draw:connector>
        <draw:connector draw:style-name="gr6" draw:text-style-name="P1" draw:layer="layout" draw:type="line" svg:x1="10.182cm" svg:y1="3.73cm" svg:x2="11.884cm" svg:y2="4.726cm" draw:start-shape="id1" draw:start-glue-point="1" draw:end-shape="id3" svg:d="m10182 3730 1702 996">
          <text:p/>
        </draw:connector>
        <draw:connector draw:style-name="gr6" draw:text-style-name="P1" draw:layer="layout" draw:type="line" svg:x1="10.182cm" svg:y1="3.73cm" svg:x2="11.884cm" svg:y2="6.887cm" draw:start-shape="id1" draw:start-glue-point="1" draw:end-shape="id4" draw:end-glue-point="3" svg:d="m10182 3730 1702 3157">
          <text:p/>
        </draw:connector>
        <draw:connector draw:style-name="gr6" draw:text-style-name="P1" draw:layer="layout" draw:type="line" svg:x1="6.596cm" svg:y1="3.46cm" svg:x2="7.914cm" svg:y2="3.73cm" draw:start-shape="id5" draw:start-glue-point="1" draw:end-shape="id1" svg:d="m6596 3460 1318 270">
          <text:p/>
        </draw:connector>
        <draw:rect draw:style-name="gr4" draw:text-style-name="P1" draw:layer="layout" svg:width="1.928cm" svg:height="1.673cm" svg:x="1.347cm" svg:y="9.327cm">
          <text:p text:style-name="P1">G U I </text:p>
        </draw:rect>
        <draw:line draw:style-name="gr6" draw:text-style-name="P1" draw:layer="layout" svg:x1="1.42cm" svg:y1="9cm" svg:x2="19.5cm" svg:y2="9cm">
          <text:p/>
        </draw:line>
        <draw:frame draw:style-name="gr7" draw:text-style-name="P3" draw:layer="layout" svg:width="8.101cm" svg:height="0.64cm" svg:x="3.899cm" svg:y="9.947cm">
          <draw:text-box>
            <text:p text:style-name="P3"><text:span text:style-name="T2">Визуальный интерфейс для работы с Manager</text:span></text:p>
          </draw:text-box>
        </draw:frame>
        <draw:rect draw:style-name="gr1" draw:text-style-name="P1" draw:layer="layout" svg:width="2.268cm" svg:height="1.134cm" svg:x="1.318cm" svg:y="14.317cm">
          <text:p/>
        </draw:rect>
        <draw:rect draw:style-name="gr2" draw:text-style-name="P2" draw:layer="layout" svg:width="2.268cm" svg:height="0.539cm" svg:x="1.318cm" svg:y="13.778cm">
          <text:p text:style-name="P1"><text:span text:style-name="T1">Manager</text:span></text:p>
        </draw:rect>
        <draw:frame draw:style-name="gr7" draw:text-style-name="P3" draw:layer="layout" svg:width="4.515cm" svg:height="0.64cm" svg:x="1cm" svg:y="11.7cm">
          <draw:text-box>
            <text:p text:style-name="P3"><text:span text:style-name="T2">Управляющий модулями</text:span></text:p>
          </draw:text-box>
        </draw:frame>
        <draw:line draw:style-name="gr8" draw:text-style-name="P1" draw:layer="layout" svg:x1="1.42cm" svg:y1="11.7cm" svg:x2="19.5cm" svg:y2="11.7cm">
          <text:p/>
        </draw:line>
        <draw:ellipse draw:style-name="gr2" draw:text-style-name="P4" draw:id="id6" draw:layer="layout" svg:width="3.849cm" svg:height="0.753cm" svg:x="7.506cm" svg:y="13cm">
          <text:p text:style-name="P1"><text:span text:style-name="T3">Запуск парсинга</text:span></text:p>
        </draw:ellipse>
        <draw:ellipse draw:style-name="gr2" draw:text-style-name="P4" draw:id="id13" draw:layer="layout" svg:width="3.197cm" svg:height="0.753cm" svg:x="3.934cm" svg:y="14.338cm">
          <text:p text:style-name="P1"><text:span text:style-name="T3">Состояние парсинга</text:span></text:p>
        </draw:ellipse>
        <draw:ellipse draw:style-name="gr2" draw:text-style-name="P4" draw:id="id14" draw:layer="layout" svg:width="3.849cm" svg:height="0.753cm" svg:x="7.506cm" svg:y="14.201cm">
          <text:p text:style-name="P1"><text:span text:style-name="T3">Остановка парсинга</text:span></text:p>
        </draw:ellipse>
        <draw:ellipse draw:style-name="gr2" draw:text-style-name="P4" draw:id="id8" draw:layer="layout" svg:width="3.849cm" svg:height="0.753cm" svg:x="7.5cm" svg:y="15.458cm">
          <text:p text:style-name="P1"><text:span text:style-name="T3">Список доступных модулей</text:span></text:p>
        </draw:ellipse>
        <draw:ellipse draw:style-name="gr2" draw:text-style-name="P4" draw:id="id7" draw:layer="layout" svg:width="4.19cm" svg:height="0.753cm" svg:x="12cm" svg:y="12.046cm">
          <text:p text:style-name="P1"><text:span text:style-name="T3">Выбрать из списка</text:span></text:p>
          <text:p text:style-name="P1"><text:span text:style-name="T3">доступные парсеры</text:span></text:p>
        </draw:ellipse>
        <draw:ellipse draw:style-name="gr2" draw:text-style-name="P4" draw:id="id9" draw:layer="layout" svg:width="4.19cm" svg:height="0.753cm" svg:x="12.27cm" svg:y="15.244cm">
          <text:p text:style-name="P1"><text:span text:style-name="T3">Проверить связь </text:span></text:p>
          <text:p text:style-name="P1"><text:span text:style-name="T3">с модулями в списке</text:span></text:p>
        </draw:ellipse>
        <draw:ellipse draw:style-name="gr2" draw:text-style-name="P4" draw:id="id10" draw:layer="layout" svg:width="4.19cm" svg:height="0.753cm" svg:x="12.271cm" svg:y="16.245cm">
          <text:p text:style-name="P1"><text:span text:style-name="T3">Удалить</text:span></text:p>
        </draw:ellipse>
        <draw:ellipse draw:style-name="gr2" draw:text-style-name="P4" draw:id="id11" draw:layer="layout" svg:width="4.19cm" svg:height="0.753cm" svg:x="12.272cm" svg:y="17.246cm">
          <text:p text:style-name="P1"><text:span text:style-name="T3">Добавить</text:span></text:p>
        </draw:ellipse>
        <draw:ellipse draw:style-name="gr2" draw:text-style-name="P4" draw:id="id12" draw:layer="layout" svg:width="4.19cm" svg:height="0.753cm" svg:x="12.273cm" svg:y="18.247cm">
          <text:p text:style-name="P1"><text:span text:style-name="T3">Настройка отдельного</text:span></text:p>
        </draw:ellipse>
        <draw:connector draw:style-name="gr2" draw:text-style-name="P1" draw:layer="layout" draw:type="line" svg:x1="11.355cm" svg:y1="13.376cm" svg:x2="12cm" svg:y2="12.422cm" draw:start-shape="id6" draw:start-glue-point="1" draw:end-shape="id7" draw:end-glue-point="3" svg:d="m11355 13376 645-954">
          <text:p text:style-name="P1"><text:s text:c="2"/></text:p>
        </draw:connector>
        <draw:connector draw:style-name="gr6" draw:text-style-name="P1" draw:layer="layout" draw:type="line" svg:x1="11.349cm" svg:y1="15.834cm" svg:x2="12.27cm" svg:y2="15.62cm" draw:start-shape="id8" draw:start-glue-point="1" draw:end-shape="id9" svg:d="m11349 15834 921-214">
          <text:p/>
        </draw:connector>
        <draw:connector draw:style-name="gr6" draw:text-style-name="P1" draw:layer="layout" draw:type="line" svg:x1="11.349cm" svg:y1="15.834cm" svg:x2="12.271cm" svg:y2="16.621cm" draw:start-shape="id8" draw:start-glue-point="1" draw:end-shape="id10" draw:end-glue-point="3" svg:d="m11349 15834 922 787">
          <text:p/>
        </draw:connector>
        <draw:connector draw:style-name="gr6" draw:text-style-name="P1" draw:layer="layout" draw:type="line" svg:x1="11.349cm" svg:y1="15.834cm" svg:x2="12.272cm" svg:y2="17.622cm" draw:start-shape="id8" draw:start-glue-point="1" draw:end-shape="id11" draw:end-glue-point="3" svg:d="m11349 15834 923 1788">
          <text:p/>
        </draw:connector>
        <draw:connector draw:style-name="gr6" draw:text-style-name="P1" draw:layer="layout" draw:type="line" svg:x1="11.349cm" svg:y1="15.834cm" svg:x2="12.273cm" svg:y2="18.623cm" draw:start-shape="id8" draw:start-glue-point="1" draw:end-shape="id12" svg:d="m11349 15834 924 2789">
          <text:p/>
        </draw:connector>
        <draw:connector draw:style-name="gr6" draw:text-style-name="P1" draw:layer="layout" draw:type="line" svg:x1="7.131cm" svg:y1="14.714cm" svg:x2="7.506cm" svg:y2="14.577cm" draw:start-shape="id13" draw:start-glue-point="1" draw:end-shape="id14" draw:end-glue-point="3" svg:d="m7131 14714 375-137">
          <text:p/>
        </draw:connector>
        <draw:connector draw:style-name="gr6" draw:text-style-name="P1" draw:layer="layout" draw:type="line" svg:x1="7.131cm" svg:y1="14.714cm" svg:x2="7.506cm" svg:y2="13.376cm" draw:start-shape="id13" draw:start-glue-point="1" draw:end-shape="id6" draw:end-glue-point="3" svg:d="m7131 14714 375-1338">
          <text:p/>
        </draw:connector>
        <draw:connector draw:style-name="gr6" draw:text-style-name="P1" draw:layer="layout" draw:type="line" svg:x1="7.131cm" svg:y1="14.714cm" svg:x2="7.5cm" svg:y2="15.834cm" draw:start-shape="id13" draw:start-glue-point="1" draw:end-shape="id8" draw:end-glue-point="3" svg:d="m7131 14714 369 1120">
          <text:p/>
        </draw:connector>
        <draw:line draw:style-name="gr8" draw:text-style-name="P1" draw:layer="layout" svg:x1="1.42cm" svg:y1="20.1cm" svg:x2="19.5cm" svg:y2="20.1cm">
          <text:p/>
        </draw:line>
        <draw:rect draw:style-name="gr1" draw:text-style-name="P1" draw:layer="layout" svg:width="2.581cm" svg:height="1.134cm" svg:x="1.393cm" svg:y="22.284cm">
          <text:p/>
        </draw:rect>
        <draw:rect draw:style-name="gr3" draw:text-style-name="P2" draw:layer="layout" svg:width="2.581cm" svg:height="0.539cm" svg:x="1.393cm" svg:y="21.745cm">
          <text:p text:style-name="P1"><text:span text:style-name="T1">Module</text:span></text:p>
        </draw:rect>
        <draw:frame draw:style-name="gr7" draw:text-style-name="P3" draw:layer="layout" svg:width="3.965cm" svg:height="1.029cm" svg:x="1.093cm" svg:y="20.689cm">
          <draw:text-box>
            <text:p text:style-name="P3"><text:span text:style-name="T2">Удаленный модуль</text:span></text:p>
            <text:p text:style-name="P3"><text:span text:style-name="T2">( удаленный парсер )</text:span></text:p>
          </draw:text-box>
        </draw:frame>
        <draw:rect draw:style-name="gr9" draw:text-style-name="P5" draw:layer="layout" svg:width="3.767cm" svg:height="3.178cm" svg:x="6.688cm" svg:y="20.91cm">
          <text:p text:style-name="P5"><text:span text:style-name="T4">Manager</text:span></text:p>
        </draw:rect>
        <draw:ellipse draw:style-name="gr3" draw:text-style-name="P4" draw:layer="layout" svg:width="4.19cm" svg:height="0.753cm" svg:x="12.347cm" svg:y="20.609cm">
          <text:p text:style-name="P1"><text:span text:style-name="T3">Обновить библиотеку</text:span></text:p>
          <text:p text:style-name="P1"><text:span text:style-name="T3">парсинга</text:span></text:p>
        </draw:ellipse>
        <draw:ellipse draw:style-name="gr3" draw:text-style-name="P4" draw:layer="layout" svg:width="4.19cm" svg:height="0.753cm" svg:x="12.347cm" svg:y="21.61cm">
          <text:p text:style-name="P1"><text:span text:style-name="T3">Получить class-парсер</text:span></text:p>
        </draw:ellipse>
        <draw:ellipse draw:style-name="gr3" draw:text-style-name="P4" draw:layer="layout" svg:width="4.19cm" svg:height="0.753cm" svg:x="12.347cm" svg:y="22.711cm">
          <text:p text:style-name="P1"><text:span text:style-name="T3">Получить class-saver</text:span></text:p>
        </draw:ellipse>
        <draw:ellipse draw:style-name="gr3" draw:text-style-name="P4" draw:layer="layout" svg:width="4.19cm" svg:height="0.753cm" svg:x="12.347cm" svg:y="23.712cm">
          <text:p text:style-name="P1"><text:span text:style-name="T3">Получить class-logger</text:span></text:p>
        </draw:ellipse>
        <draw:ellipse draw:style-name="gr3" draw:text-style-name="P4" draw:layer="layout" svg:width="4.19cm" svg:height="0.753cm" svg:x="12.347cm" svg:y="24.713cm">
          <text:p text:style-name="P1"><text:span text:style-name="T3">Принять запрос HeartBeat</text:span></text:p>
        </draw:ellipse>
        <draw:ellipse draw:style-name="gr3" draw:text-style-name="P4" draw:layer="layout" svg:width="4.19cm" svg:height="0.753cm" svg:x="12.347cm" svg:y="25.714cm">
          <text:p text:style-name="P1"><text:span text:style-name="T3">Запустить указанный парсер</text:span></text:p>
        </draw:ellipse>
        <draw:ellipse draw:style-name="gr3" draw:text-style-name="P4" draw:layer="layout" svg:width="4.19cm" svg:height="0.753cm" svg:x="12.347cm" svg:y="26.715cm">
          <text:p text:style-name="P1"><text:span text:style-name="T3">Оповестить об окончании</text:span></text:p>
        </draw:ellipse>
        <draw:ellipse draw:style-name="gr3" draw:text-style-name="P4" draw:layer="layout" svg:width="4.19cm" svg:height="0.753cm" svg:x="12.347cm" svg:y="27.716cm">
          <text:p text:style-name="P1"><text:span text:style-name="T3">Принять запрос </text:span></text:p>
          <text:p text:style-name="P1"><text:span text:style-name="T3">о текущем состоянии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taliy Cherkashin</meta:initial-creator>
    <meta:creation-date>2010-10-15T12:55:37.04</meta:creation-date>
    <dc:date>2010-10-15T13:19:23.51</dc:date>
    <dc:creator>Vitaliy Cherkashin</dc:creator>
    <meta:editing-duration>PT00H23M53S</meta:editing-duration>
    <meta:editing-cycles>6</meta:editing-cycles>
    <meta:generator>OpenOffice.org/3.1$Win32 OpenOffice.org_project/310m11$Build-9399</meta:generator>
    <meta:document-statistic meta:object-count="50"/>
  </office:meta>
</office:document-meta>
</file>